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7.21" svg:font-family="SUN7.21" style:font-pitch="variable"/>
    <style:font-face style:name="SUN7.22" svg:font-family="SUN7.22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13.95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289.39pt"/>
    </style:style>
    <style:style style:name="co5" style:family="table-column">
      <style:table-column-properties fo:break-before="auto" style:column-width="22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SUN7.22" fo:font-size="32pt" style:font-size-asian="32pt" style:font-size-complex="32pt"/>
    </style:style>
    <style:style style:name="ce10" style:family="table-cell" style:parent-style-name="Default" style:data-style-name="N99">
      <style:text-properties style:font-name="SUN7.21"/>
    </style:style>
    <style:style style:name="ce11" style:family="table-cell" style:parent-style-name="Default">
      <style:text-properties style:font-name="SUN7.21"/>
    </style:style>
    <style:style style:name="ce12" style:family="table-cell" style:parent-style-name="Default">
      <style:text-properties style:text-outline="false" style:text-line-through-style="none" style:text-line-through-type="none" style:font-name="SUN7.2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ors Dictionary Sun 7_21 on5_9_2019(xref)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1019" table:default-cell-style-name="ce11"/>
        <table:table-row table:style-name="ro1">
          <table:table-cell office:value-type="string" calcext:value-type="string">
            <text:p>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string" calcext:value-type="string">
            <text:p>e17f</text:p>
          </table:table-cell>
          <table:table-cell/>
          <table:table-cell office:value-type="string" calcext:value-type="string">
            <text:p>lie:deceive:deception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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e09c</text:p>
          </table:table-cell>
          <table:table-cell/>
          <table:table-cell office:value-type="string" calcext:value-type="string">
            <text:p>tru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  <table:table-cell office:value-type="string" calcext:value-type="string">
            <text:p>Appoly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  <table:table-cell office:value-type="string" calcext:value-type="string">
            <text:p>revile:critic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f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opp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wh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t:per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an: work,do</text:p>
          </table:table-cell>
          <table:table-cell office:value-type="string" calcext:value-type="string">
            <text:p>id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great:amaz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great:amaz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prophesy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no,not: mouth: hear,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  <table:table-cell office:value-type="string" calcext:value-type="string">
            <text:p>n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man: split,divide,division,separate</text:p>
          </table:table-cell>
          <table:table-cell office:value-type="string" calcext:value-type="string">
            <text:p>looks_li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  <table:table-cell office:value-type="string" calcext:value-type="string">
            <text:p>Abadd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no,not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sc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bound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r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earth,ground,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  <table:table-cell office:value-type="string" calcext:value-type="string">
            <text:p>questio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time,whe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scri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  <table:table-cell office:value-type="string" calcext:value-type="string">
            <text:p>vengeance:re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office:value-type="string" calcext:value-type="string">
            <text:p>Man: eye,see: to,forward: small,few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man: small,few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f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h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  <table:table-cell office:value-type="string" calcext:value-type="string">
            <text:p>matt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  <table:table-cell office:value-type="string" calcext:value-type="string">
            <text:p>Christ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  <table:table-cell office:value-type="string" calcext:value-type="string">
            <text:p>deac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  <table:table-cell office:value-type="string" calcext:value-type="string">
            <text:p>insult:blasphe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 office:value-type="string" calcext:value-type="string">
            <text:p>insult:blasphe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  <table:table-cell office:value-type="string" calcext:value-type="string">
            <text:p>sp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pr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l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d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  <table:table-cell office:value-type="string" calcext:value-type="string">
            <text:p>brea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br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  <table:table-cell office:value-type="string" calcext:value-type="string">
            <text:p>bur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  <table:table-cell office:value-type="string" calcext:value-type="string">
            <text:p>bu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  <table:table-cell office:value-type="string" calcext:value-type="string">
            <text:p>Cain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  <table:table-cell office:value-type="string" calcext:value-type="string">
            <text:p>C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w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Bi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  <table:table-cell office:value-type="string" calcext:value-type="string">
            <text:p>t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lau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  <table:table-cell office:value-type="string" calcext:value-type="string">
            <text:p>Simon_Pe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b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s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au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  <table:table-cell office:value-type="string" calcext:value-type="string">
            <text:p>n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fab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  <table:table-cell office:value-type="string" calcext:value-type="string">
            <text:p>ins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t,permission: mouth,said,speak: crown,ruler,king,lord,master</text:p>
          </table:table-cell>
          <table:table-cell office:value-type="string" calcext:value-type="string">
            <text:p>lawful:la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l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  <table:table-cell office:value-type="string" calcext:value-type="string">
            <text:p>perf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mouth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imes:rep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 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re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  <table:table-cell office:value-type="string" calcext:value-type="string">
            <text:p>env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ou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up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  <table:table-cell office:value-type="string" calcext:value-type="string">
            <text:p>revile:acc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dri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night,moon: land,ground,earth</text:p>
          </table:table-cell>
          <table:table-cell office:value-type="string" calcext:value-type="string">
            <text:p>Ethiop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kn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  <table:table-cell office:value-type="string" calcext:value-type="string">
            <text:p>d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office:value-type="string" calcext:value-type="string">
            <text:p>Horse: knot,ti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s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love,compassion: work,do</text:p>
          </table:table-cell>
          <table:table-cell office:value-type="string" calcext:value-type="string">
            <text:p>serv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  <table:table-cell office:value-type="string" calcext:value-type="string">
            <text:p>hypocr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:deceive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  <table:table-cell office:value-type="string" calcext:value-type="string">
            <text:p>wilder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lik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  <table:table-cell office:value-type="string" calcext:value-type="string">
            <text:p>worship:exalt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ground_so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bow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y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dience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  <table:table-cell office:value-type="string" calcext:value-type="string">
            <text:p>split:division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  <table:table-cell office:value-type="string" calcext:value-type="string">
            <text:p>split:divide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w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  <table:table-cell office:value-type="string" calcext:value-type="string">
            <text:p>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c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  <table:table-cell office:value-type="string" calcext:value-type="string">
            <text:p>cymb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h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gr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He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fi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cov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  <table:table-cell office:value-type="string" calcext:value-type="string">
            <text:p>Epaphrodit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  <table:table-cell office:value-type="string" calcext:value-type="string">
            <text:p>Epaphr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  <table:table-cell office:value-type="string" calcext:value-type="string">
            <text:p>Cu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sleep,lie_down,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Equal,same: work,do</text:p>
          </table:table-cell>
          <table:table-cell office:value-type="string" calcext:value-type="string">
            <text:p>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s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clot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rela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  <table:table-cell office:value-type="string" calcext:value-type="string">
            <text:p>sow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afr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sm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a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bat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  <table:table-cell office:value-type="string" calcext:value-type="string">
            <text:p>sojourner:gen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  <table:table-cell office:value-type="string" calcext:value-type="string">
            <text:p>freed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Very: forward,to: up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eye,se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_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_th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sojourner:foreig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  <table:table-cell office:value-type="string" calcext:value-type="string">
            <text:p>gl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  <table:table-cell office:value-type="string" calcext:value-type="string">
            <text:p>glorif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journey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_ve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saint:righteous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  <table:table-cell office:value-type="string" calcext:value-type="string">
            <text:p>Jo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od_new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  <table:table-cell office:value-type="string" calcext:value-type="string">
            <text:p>procons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w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  <table:table-cell office:value-type="string" calcext:value-type="string">
            <text:p>amazed:amaz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s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di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ripen:grow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ripen:g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  <table:table-cell office:value-type="string" calcext:value-type="string">
            <text:p>Emm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j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no,not: good: woman</text:p>
          </table:table-cell>
          <table:table-cell office:value-type="string" calcext:value-type="string">
            <text:p>prostit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  <table:table-cell office:value-type="string" calcext:value-type="string">
            <text:p>stern_wor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f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E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l,whole: time,whe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no,not: near: bad: good: spiri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backward: money,wealth,wealthy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no,not: goo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Person: thing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: small,few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people: straight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fire: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way: start,beginn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  <table:table-cell office:value-type="string" calcext:value-type="string">
            <text:p>sh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good: no,not: teaching,teach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no,not: good: measure</text:p>
          </table:table-cell>
          <table:table-cell office:value-type="string" calcext:value-type="string">
            <text:p>decei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silence,quiet: no,not: mouth,said,speak: thing</text:p>
          </table:table-cell>
          <table:table-cell office:value-type="string" calcext:value-type="string">
            <text:p>Alphae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land,ground,earth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or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arrest:bound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  <table:table-cell office:value-type="string" calcext:value-type="string">
            <text:p>comm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  <table:table-cell office:value-type="string" calcext:value-type="string">
            <text:p>blaspheme:blasphe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very: happy,joy: lau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forward,to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ay,sun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soft: no,not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esus_not_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king,crown,ruler,lord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sad, grie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st,sleep,lie_down: love,compassion: village: many: neighbor: 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Woman: crown,king,ruler,lord,master: bad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very: hurt,pain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  <table:table-cell office:value-type="string" calcext:value-type="string">
            <text:p>Golgoth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king,crown,ruler,lord: sword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ason:Jesus_not_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happ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  <table:table-cell office:value-type="string" calcext:value-type="string">
            <text:p>Jude:Judas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a:Judas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no,not: straight: h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  <table:table-cell office:value-type="string" calcext:value-type="string">
            <text:p>lea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small,few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:destr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  <table:table-cell office:value-type="string" calcext:value-type="string">
            <text:p>ty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_n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lord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c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t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 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earth:gr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rown,king,ruler,lord,master: chair,sit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hair: face: village: many: neighbor: house: near</text:p>
          </table:table-cell>
          <table:table-cell office:value-type="string" calcext:value-type="string">
            <text:p>lots: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:command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commandment:la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unrighteousness:sin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  <table:table-cell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bo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ver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sta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yst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deceive:deception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no,not: all,whole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alive:l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  <table:table-cell office:value-type="string" calcext:value-type="string">
            <text:p>Apel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no,not: good 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ts:Las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(things)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sea: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compa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no,not: wild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ev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Up: many,muc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yes,corr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cre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  <table:table-cell office:value-type="string" calcext:value-type="string">
            <text:p>lead:l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u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no,not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_Mother_of_Jes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lo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o4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  <table:table-cell office:value-type="string" calcext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  <table:table-cell office:value-type="string" calcext:value-type="string">
            <text:p>ri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 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no,not: goo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story:news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person: crown,ruler,king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ought:think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number-columns-repeated="2"/>
          <table:table-cell office:value-type="string" calcext:value-type="string">
            <text:p>ours:my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w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n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fruit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Sleep,rest,lie_down: love,compassio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number-columns-repeated="2"/>
          <table:table-cell office:value-type="string" calcext:value-type="string">
            <text:p>ours:mine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good: eye,se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  <table:table-cell office:value-type="string" calcext:value-type="string">
            <text:p>Nathani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  <table:table-cell office:value-type="string" calcext:value-type="string">
            <text:p>Nath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  <table:table-cell office:value-type="string" calcext:value-type="string">
            <text:p>cl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  <table:table-cell office:value-type="string" calcext:value-type="string">
            <text:p>anot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love,compassion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land,ground,earth: person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s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  <table:table-cell office:value-type="string" calcext:value-type="string">
            <text:p>sm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  <table:table-cell office:value-type="string" calcext:value-type="string">
            <text:p>Onesiphor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  <table:table-cell office:value-type="string" calcext:value-type="string">
            <text:p>Onesim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  <table:table-cell office:value-type="string" calcext:value-type="string">
            <text:p>again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impor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th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number-columns-repeated="2"/>
          <table:table-cell office:value-type="string" calcext:value-type="string">
            <text:p>ours:mine: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office:value-type="string" calcext:value-type="string">
            <text:p>mine:my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abric,clothing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:message:news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so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fabric,clothing: 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no,not: food,eat,meal: mouth,said,speak: thing: destroy,kill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r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Equals,same: work,do</text:p>
          </table:table-cell>
          <table:table-cell office:value-type="string" calcext:value-type="string">
            <text:p>exam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wr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  <table:table-cell office:value-type="string" calcext:value-type="string">
            <text:p>comp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Few,small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permit:al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allow:per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slave: thing: person: land,ground,earth: 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man: few,small; village: many,much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mouth,said,speak,confessio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person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sad,grie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Big: knife,cut: t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walk: happy,jo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ability: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exa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ackward: thing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hing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bo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  <table:table-cell office:value-type="string" calcext:value-type="string">
            <text:p>important:or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  <table:table-cell office:value-type="string" calcext:value-type="string">
            <text:p>gover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no,not: good: woman</text:p>
          </table:table-cell>
          <table:table-cell office:value-type="string" calcext:value-type="string">
            <text:p>har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  <table:table-cell office:value-type="string" calcext:value-type="string">
            <text:p>boast:pr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  <table:table-cell office:value-type="string" calcext:value-type="string">
            <text:p>song: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no,not; afraid,fear: mouth,said,speak,confe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governor: small,few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book:l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reject:disobedience:disob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  <table:table-cell office:value-type="string" calcext:value-type="string">
            <text:p>g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counted:cre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ople: straight: love,compassion: fri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,confession: work,do</text:p>
          </table:table-cell>
          <table:table-cell office:value-type="string" calcext:value-type="string">
            <text:p>disobedience:disobey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st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:contin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news:par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lie_d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  <table:table-cell office:value-type="string" calcext:value-type="string">
            <text:p>vengeance:a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  <table:table-cell office:value-type="string" calcext:value-type="string">
            <text:p>accuse:critic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mouth,said,speak: !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  <table:table-cell office:value-type="string" calcext:value-type="string">
            <text:p>m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grow:grow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stre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p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big: 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no,not: smooth: goo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king:lord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,day: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  <table:table-cell office:value-type="string" calcext:value-type="string">
            <text:p>grie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outh,said,speak: no,not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mou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godly:righteous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love,compassion; rest,lie_down,sleep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eye,see: tow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eye,see: towe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equ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No,not: water,wet: dirt,soil: land,ground,earth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  <table:table-cell office:value-type="string" calcext:value-type="string">
            <text:p>whis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ey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  <table:table-cell office:value-type="string" calcext:value-type="string">
            <text:p>deac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no,not: good: me,i</text:p>
          </table:table-cell>
          <table:table-cell office:value-type="string" calcext:value-type="string">
            <text:p>humili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.: neck: fac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mouth,said,speak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love,compassion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Hand:forward,to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Ceph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ighteousness: good: work,do</text:p>
          </table:table-cell>
          <table:table-cell office:value-type="string" calcext:value-type="string">
            <text:p>unrighteousness:lawlessness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oghteousness: good: work,do</text:p>
          </table:table-cell>
          <table:table-cell office:value-type="string" calcext:value-type="string">
            <text:p>unrighteousness:lawlessness:sin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song:Psa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no,not: righteous,righteousness: good: perso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cha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lie_down: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f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  <table:table-cell office:value-type="string" calcext:value-type="string">
            <text:p>n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dirt:ground_so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foreigner:gen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Psalm: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  <table:table-cell office:value-type="string" calcext:value-type="string">
            <text:p>Sosip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table:style-name="ce12" office:value-type="string" calcext:value-type="string">
            <text:p>man: go,travel,trip,journey: with: equal,same: people</text:p>
          </table:table-cell>
          <table:table-cell office:value-type="string" calcext:value-type="string">
            <text:p>Sop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no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direct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confession:mouth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  <table:table-cell office:value-type="string" calcext:value-type="string">
            <text:p>divide:division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  <table:table-cell office:value-type="string" calcext:value-type="string">
            <text:p>blem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beginn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rem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  <table:table-cell office:value-type="string" calcext:value-type="string">
            <text:p>har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message:news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no,not: goo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no,not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you</text:p>
          </table:table-cell>
          <table:table-cell office:value-type="string" calcext:value-type="string">
            <text:p>wit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no,not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opin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  <table:table-cell office:value-type="string" calcext:value-type="string">
            <text:p>thirs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  <table:table-cell office:value-type="string" calcext:value-type="string">
            <text:p>thir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mind:think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house: split,divide,division,separate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k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wh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continue:rep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goo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forw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  <table:table-cell office:value-type="string" calcext:value-type="string">
            <text:p>gathered_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  <table:table-cell office:value-type="string" calcext:value-type="string">
            <text:p>gathered_th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journ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pl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: land,ground,earth: church,temple</text:p>
          </table:table-cell>
          <table:table-cell office:value-type="string" calcext:value-type="string">
            <text:p>c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e:persec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go:journey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cha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good: many,mu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  <table:table-cell office:value-type="string" calcext:value-type="string">
            <text:p>kind_s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;house;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unrighteousness:lawlessness:sin:sin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lawlessness:sin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see,ey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  <table:table-cell office:value-type="string" calcext:value-type="string">
            <text:p>avenge:re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  <table:table-cell office:value-type="string" calcext:value-type="string">
            <text:p>dre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battle:f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car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path:r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mon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money:w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g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plit,divide,division,separate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rest,sleep,lie 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  <table:table-cell office:value-type="string" calcext:value-type="string">
            <text:p>des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desire:lik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you</text:p>
          </table:table-cell>
          <table:table-cell office:value-type="string" calcext:value-type="string">
            <text:p>testimo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plant: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:f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no,not: good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dignify:exalt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p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:scri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rr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sad,grieve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storm: see,e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bad: no,not: good: spirit: person</text:p>
          </table:table-cell>
          <table:table-cell table:number-columns-repeated="1020"/>
        </table:table-row>
        <table:table-row table:style-name="ro1" table:number-rows-repeated="10469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Translators Dictionary Sun 7_21 on5_9_2019(xref)'.A1:'Translators Dictionary Sun 7_21 on5_9_2019(xref)'.E16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7.21" svg:font-family="SUN7.21" style:font-pitch="variable"/>
    <style:font-face style:name="SUN7.22" svg:font-family="SUN7.22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07:50:41.1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19-08-10T07:53:55.189000000</dc:date>
    <meta:editing-duration>PT50M49S</meta:editing-duration>
    <meta:editing-cycles>13</meta:editing-cycles>
    <meta:document-statistic meta:table-count="1" meta:cell-count="6960" meta:object-count="0"/>
  </office:meta>
</office:document-meta>
</file>